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0F6BF95A.png" manifest:media-type="image/png"/>
  <manifest:file-entry manifest:full-path="Media/s_O3.wav" manifest:media-type="audio/x-wav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1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d7" loext:opacity="100%"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style:paragraph-properties fo:text-align="center"/>
      <style:text-properties fo:color="#ffffd7" loext:opacity="100%"/>
    </style:style>
    <style:style style:name="P6" style:family="paragraph">
      <style:text-properties fo:color="#ffffd7" loext:opacity="100%" fo:font-size="36pt" style:font-size-asian="36pt" style:font-size-complex="36pt"/>
    </style:style>
    <style:style style:name="P7" style:family="paragraph">
      <style:text-properties fo:color="#f6f9d4" loext:opacity="100%" fo:font-size="36pt" style:font-size-asian="36pt" style:font-size-complex="36pt"/>
    </style:style>
    <style:style style:name="P8" style:family="paragraph">
      <style:text-properties fo:color="#f6f9d4" loext:opacity="100%" fo:font-size="36pt" fo:font-weight="normal" style:font-size-asian="36pt" style:font-weight-asian="normal" style:font-size-complex="36pt" style:font-weight-complex="normal"/>
    </style:style>
    <style:style style:name="P9" style:family="paragraph">
      <style:text-properties fo:color="#f6f9d4" loext:opacity="100%"/>
    </style:style>
    <style:style style:name="P10" style:family="paragraph">
      <style:paragraph-properties fo:margin-top="0.42cm" fo:margin-bottom="0.35cm" style:writing-mode="lr-tb"/>
    </style:style>
    <style:style style:name="P11" style:family="paragraph">
      <style:paragraph-properties fo:margin-left="0cm" fo:margin-right="0cm" fo:margin-top="0.7cm" fo:margin-bottom="0.2cm" fo:text-indent="0cm"/>
      <style:text-properties fo:hyphenate="false" loext:hyphenation-no-caps="false"/>
    </style:style>
    <style:style style:name="P12" style:family="paragraph">
      <loext:graphic-properties draw:fill-color="#ffffff"/>
      <style:paragraph-properties fo:margin-top="0.42cm" fo:margin-bottom="0.35cm"/>
      <style:text-properties fo:font-size="20pt"/>
    </style:style>
    <style:style style:name="T1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d7" loext:opacity="100%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d7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d7" loext:opacity="100%" fo:font-size="40pt" style:font-size-asian="40pt" style:font-size-complex="40pt"/>
    </style:style>
    <style:style style:name="T5" style:family="text">
      <style:text-properties fo:font-size="26.3999996185303pt"/>
    </style:style>
    <style:style style:name="T6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d7" loext:opacity="100%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ffffff" loext:opacity="100%" fo:font-size="40pt" style:font-size-asian="40pt" style:font-size-complex="40pt"/>
    </style:style>
    <style:style style:name="T13" style:family="text">
      <style:text-properties fo:color="#f6f9d4" loext:opacity="100%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f6f9d4" loext:opacity="100%"/>
    </style:style>
    <style:style style:name="T15" style:family="text">
      <style:text-properties fo:color="#ffffd7" loext:opacity="100%" fo:font-weight="bold" style:font-weight-asian="bold" style:font-weight-complex="bold"/>
    </style:style>
    <style:style style:name="T16" style:family="text">
      <style:text-properties fo:color="#f6f9d4" loext:opacity="100%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6.3999996185303pt" style:font-size-asian="10pt" style:font-size-complex="10pt"/>
    </style:style>
    <style:style style:name="T19" style:family="text">
      <style:text-properties fo:font-variant="normal" fo:text-transform="none" fo:color="#f6f9d4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3.151cm" svg:x="1.399cm" svg:y="0.365cm" presentation:class="title" presentation:user-transformed="true">
          <draw:text-box>
            <text:p text:style-name="P1"><text:span text:style-name="T1">S.W.O.T. </text:span><text:span text:style-name="T2">Analysis of the Builder Design Pattern in PHP</text:span><text:span text:style-name="T3"> </text:span><text:span text:style-name="T4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3"><text:span text:style-name="T5">No Sound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3.151cm" svg:x="1.399cm" svg:y="0.365cm" presentation:class="title" presentation:user-transformed="true">
          <draw:text-box>
            <text:p text:style-name="P1"><text:span text:style-name="T1">S.W.O.T. </text:span><text:span text:style-name="T2">Analysis of the Builder Design Pattern in PHP</text:span><text:span text:style-name="T3"> </text:span><text:span text:style-name="T4"><text:s/></text:span></text:p>
          </draw:text-box>
        </draw:frame>
        <draw:frame draw:name="Media object 1" draw:style-name="gr2" draw:layer="layout" svg:width="0.254cm" svg:height="0.254cm" svg:x="0.254cm" svg:y="0.254cm">
          <draw:plugin xlink:href="../sound/s_0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3"><text:span text:style-name="T5">S.W.O.T. analysis of the Builder design pattern for PHP developers </text:span>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Pattern in PHP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3">S Strengths</text:span></text:p>
                <text:p><text:span text:style-name="T7"/></text:p>
                <text:list>
                  <text:list-header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name="Media object 2" draw:style-name="gr2" draw:layer="layout" svg:width="0.254cm" svg:height="0.254cm" svg:x="0.254cm" svg:y="0.254cm">
          <draw:plugin xlink:href="../sound/s_S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S Strengths</text:span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8">S</text:span><text:span text:style-name="T9">.W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7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S Strengths</text:span></text:p>
                <text:p><text:span text:style-name="T14"/></text:p>
                <text:list>
                  <text:list-item>
                    <text:p><text:span text:style-name="T15">Handles Complex Objects</text:span></text:p>
                    <text:p><text:span text:style-name="T14"/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3" draw:style-name="gr2" draw:layer="layout" svg:width="0.254cm" svg:height="0.254cm" svg:x="0.254cm" svg:y="0.254cm">
          <draw:plugin xlink:href="../sound/s_S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Handles Complex Objects: </text:span></text:p>
              <text:p text:style-name="P3"><text:span text:style-name="T5"/></text:p>
              <text:p text:style-name="P3"><text:span text:style-name="T5">Efficiently manages the creation of objects with numerous attributes, particularly in PHP configurations and data structures.</text:span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8">S</text:span><text:span text:style-name="T9">.W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7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S Strengths</text:span></text:p>
                <text:p><text:span text:style-name="T14"/></text:p>
                <text:list>
                  <text:list-item>
                    <text:p><text:span text:style-name="T16">Handles Complex Objects</text:span></text:p>
                  </text:list-item>
                  <text:list-item>
                    <text:p><text:span text:style-name="T16">Fluent Interfaces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4" draw:style-name="gr2" draw:layer="layout" svg:width="0.254cm" svg:height="0.254cm" svg:x="0.254cm" svg:y="0.254cm">
          <draw:plugin xlink:href="../sound/s_S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Fluent Interfaces: </text:span></text:p>
              <text:p text:style-name="P3"><text:span text:style-name="T5"/></text:p>
              <text:p text:style-name="P3"><text:span text:style-name="T5">PHP's support for method chaining enhances the readability and usability of Builder pattern implementations.</text:span></text:p>
              <text:p text:style-name="P3"><text:span text:style-name="T5"/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8">S</text:span><text:span text:style-name="T9">.W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8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S Strengths</text:span></text:p>
                <text:p><text:span text:style-name="T17"/></text:p>
                <text:list>
                  <text:list-item>
                    <text:p><text:span text:style-name="T16">Handles Complex Objects</text:span></text:p>
                  </text:list-item>
                  <text:list-item>
                    <text:p><text:span text:style-name="T16">Fluent Interfaces</text:span></text:p>
                  </text:list-item>
                  <text:list-item>
                    <text:p><text:span text:style-name="T16">Code Modularity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draw:name="Media object 5" draw:style-name="gr2" draw:layer="layout" svg:width="0.254cm" svg:height="0.254cm" svg:x="0.254cm" svg:y="0.254cm">
          <draw:plugin xlink:href="../sound/s_S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Code Modularity: </text:span></text:p>
              <text:p text:style-name="P3"><text:span text:style-name="T5">Separates construction logic from business logic, simplifying the management and testing of individual components</text:span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</text:span><text:span text:style-name="T8">W</text:span><text:span text:style-name="T9">.O.T. </text:span><text:span text:style-name="T10">Analysis of the Builder Design Pattern in PHP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W Weaknesses</text:span></text:p>
                <text:p><text:span text:style-name="T14"/></text:p>
                <text:list>
                  <text:list-header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draw:frame draw:name="Media object 6" draw:style-name="gr2" draw:layer="layout" svg:width="0.254cm" svg:height="0.254cm" svg:x="0.254cm" svg:y="0.254cm">
          <draw:plugin xlink:href="../sound/s_W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3"><text:span text:style-name="T5"><text:s/></text:span><text:span text:style-name="T5">W </text:span></text:p>
              <text:p text:style-name="P3"><text:span text:style-name="T5"/></text:p>
              <text:p text:style-name="P3"><text:span text:style-name="T5">Weakness</text:span>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Pattern in PHP </text:span><text:span text:style-name="T4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3">W Weaknesses</text:span></text:p>
                <text:p><text:span text:style-name="T14"/></text:p>
                <text:list>
                  <text:list-item>
                    <text:p><text:span text:style-name="T16">Increased Class Count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7" draw:style-name="gr2" draw:layer="layout" svg:width="0.254cm" svg:height="0.254cm" svg:x="0.254cm" svg:y="0.254cm">
          <draw:plugin xlink:href="../sound/s_W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Increased Class Count: </text:span></text:p>
              <text:p text:style-name="P3"><text:span text:style-name="T5"/></text:p>
              <text:p text:style-name="P3"><text:span text:style-name="T5">Each new complex object requires its builder class, leading to higher maintenance overhead in large PHP applications.</text:span></text:p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</text:span><text:span text:style-name="T8">W</text:span><text:span text:style-name="T9">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W Weaknesses</text:span></text:p>
                <text:p><text:span text:style-name="T14"/></text:p>
                <text:list>
                  <text:list-item>
                    <text:p><text:span text:style-name="T16">Increased Class Count</text:span></text:p>
                  </text:list-item>
                  <text:list-item>
                    <text:p><text:span text:style-name="T16">Memory Consumption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8" draw:style-name="gr2" draw:layer="layout" svg:width="0.254cm" svg:height="0.254cm" svg:x="0.254cm" svg:y="0.254cm">
          <draw:plugin xlink:href="../sound/s_W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Memory Consumption: </text:span></text:p>
              <text:p text:style-name="P3"><text:span text:style-name="T5"/></text:p>
              <text:p text:style-name="P3"><text:span text:style-name="T5">Intermediate states retained during object construction might use more memory in resource-constrained PHP environments..</text:span></text:p>
              <text:p text:style-name="P3"><text:span text:style-name="T5"><text:s/></text:span></text:p>
            </draw:text-box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</text:span><text:span text:style-name="T8">W</text:span><text:span text:style-name="T9">.O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W Weaknesses</text:span></text:p>
                <text:p><text:span text:style-name="T14"/></text:p>
                <text:list>
                  <text:list-item>
                    <text:p><text:span text:style-name="T16">Increased Class Count</text:span></text:p>
                  </text:list-item>
                  <text:list-item>
                    <text:p><text:span text:style-name="T16">Memory Consumption</text:span></text:p>
                  </text:list-item>
                  <text:list-item>
                    <text:p><text:span text:style-name="T16">Limited Scope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9" draw:style-name="gr2" draw:layer="layout" svg:width="0.254cm" svg:height="0.254cm" svg:x="0.254cm" svg:y="0.254cm">
          <draw:plugin xlink:href="../sound/s_W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Limited Scope:</text:span></text:p>
              <text:p text:style-name="P3"><text:span text:style-name="T5"/></text:p>
              <text:p text:style-name="P3"><text:span text:style-name="T5"><text:s/></text:span><text:span text:style-name="T5">Not ideal for straightforward objects where simplicity and speed are priorities over custom creation processes.</text:span>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W.</text:span><text:span text:style-name="T8">O</text:span><text:span text:style-name="T9">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O Opportunities</text:span></text:p>
                <text:p><text:span text:style-name="T14"/></text:p>
                <text:list>
                  <text:list-header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draw:frame draw:name="Media object 10" draw:style-name="gr2" draw:layer="layout" svg:width="0.254cm" svg:height="0.254cm" svg:x="0.254cm" svg:y="0.254cm">
          <draw:plugin xlink:href="../sound/s_O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O </text:span></text:p>
              <text:p text:style-name="P3"><text:span text:style-name="T5">Opportunities </text:span>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Pattern in PHP</text:span><text:span text:style-name="T3"> </text:span><text:span text:style-name="T4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3">O Opportunities</text:span></text:p>
                <text:p><text:span text:style-name="T14"/></text:p>
                <text:list>
                  <text:list-item>
                    <text:p><text:span text:style-name="T16">Immutable Objects</text:span></text:p>
                    <text:p><text:span text:style-name="T14"/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11" draw:style-name="gr2" draw:layer="layout" svg:width="0.254cm" svg:height="0.254cm" svg:x="0.254cm" svg:y="0.254cm">
          <draw:plugin xlink:href="../sound/s_O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Immutable Objects: </text:span></text:p>
              <text:p text:style-name="P3"><text:span text:style-name="T5"/></text:p>
              <text:p text:style-name="P3"><text:span text:style-name="T5">Commonly used in PHP for constructing immutable objects like DTOs (Data Transfer Objects) or configurations..</text:span></text:p>
              <text:p text:style-name="P3"><text:span text:style-name="T5"><text:s/></text:span></text:p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W.</text:span><text:span text:style-name="T8">O</text:span><text:span text:style-name="T9">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O Opportunities</text:span></text:p>
                <text:p><text:span text:style-name="T14"/></text:p>
                <text:list>
                  <text:list-item>
                    <text:p><text:span text:style-name="T15">Immutable Objects</text:span></text:p>
                  </text:list-item>
                  <text:list-item>
                    <text:p><text:span text:style-name="T15">Laravel Models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12" draw:style-name="gr2" draw:layer="layout" svg:width="0.254cm" svg:height="0.254cm" svg:x="0.254cm" svg:y="0.254cm">
          <draw:plugin xlink:href="../sound/s_O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Laravel Models: </text:span></text:p>
              <text:p text:style-name="P3"><text:span text:style-name="T5"/></text:p>
              <text:p text:style-name="P3"><text:span text:style-name="T5">Integrates well with Laravel Eloquent models for constructing query objects dynamically and efficiently.</text:span>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W.</text:span><text:span text:style-name="T8">O</text:span><text:span text:style-name="T9">.T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O Opportunities</text:span></text:p>
                <text:p><text:span text:style-name="T14"/></text:p>
                <text:list>
                  <text:list-item>
                    <text:p><text:span text:style-name="T16">Immutable Objects</text:span></text:p>
                  </text:list-item>
                  <text:list-item>
                    <text:p><text:span text:style-name="T16">Laravel Models</text:span></text:p>
                  </text:list-item>
                  <text:list-item>
                    <text:p><text:span text:style-name="T16">Serialization Support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13" draw:style-name="gr2" draw:layer="layout" svg:width="0.254cm" svg:height="0.254cm" svg:x="0.254cm" svg:y="0.254cm">
          <draw:plugin xlink:href="Media/s_O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Serialization Support: </text:span></text:p>
              <text:p text:style-name="P3"><text:span text:style-name="T5"/></text:p>
              <text:p text:style-name="P3"><text:span text:style-name="T5">Facilitates converting complex objects into JSON or XML formats for API responses or persistent storage.</text:span></text:p>
            </draw:text-box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W.O.</text:span><text:span text:style-name="T8">T</text:span><text:span text:style-name="T9">. </text:span><text:span text:style-name="T10">Analysis of the Builder Design Pattern in PHP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T Threats</text:span></text:p>
                <text:p><text:span text:style-name="T14"/></text:p>
                <text:list>
                  <text:list-header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draw:frame draw:name="Media object 14" draw:style-name="gr2" draw:layer="layout" svg:width="0.254cm" svg:height="0.254cm" svg:x="0.254cm" svg:y="0.254cm">
          <draw:plugin xlink:href="../sound/s_T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T </text:span></text:p>
              <text:p text:style-name="P3"><text:span text:style-name="T5">Threats</text:span></text:p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W.O.</text:span><text:span text:style-name="T8">T</text:span><text:span text:style-name="T9">. </text:span><text:span text:style-name="T10">Analysis of the Builder Design Pattern in PHP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T Threats</text:span></text:p>
                <text:p><text:span text:style-name="T14"/></text:p>
                <text:list>
                  <text:list-item>
                    <text:p><text:span text:style-name="T16">Misuse in Simple Scenarios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15" draw:style-name="gr2" draw:layer="layout" svg:width="0.254cm" svg:height="0.254cm" svg:x="0.254cm" svg:y="0.254cm">
          <draw:plugin xlink:href="../sound/s_T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Misuse in Simple Scenarios: </text:span></text:p>
              <text:p text:style-name="P3"><text:span text:style-name="T5"/></text:p>
              <text:p text:style-name="P3"><text:span text:style-name="T5">Applying builders to simple objects can lead to unnecessary abstraction and lower code maintainability.</text:span></text:p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W.O.</text:span><text:span text:style-name="T8">T</text:span><text:span text:style-name="T9">. </text:span><text:span text:style-name="T10">Analysis of the Builder Design Pattern in PHP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T Threats</text:span></text:p>
                <text:p><text:span text:style-name="T14"/></text:p>
                <text:list>
                  <text:list-item>
                    <text:p><text:span text:style-name="T16">Misuse in Simple Scenarios</text:span></text:p>
                  </text:list-item>
                  <text:list-item>
                    <text:p><text:span text:style-name="T16">Third-Party Libraries</text:span></text:p>
                    <text:p><text:span text:style-name="T14"/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16" draw:style-name="gr2" draw:layer="layout" svg:width="0.254cm" svg:height="0.254cm" svg:x="0.254cm" svg:y="0.254cm">
          <draw:plugin xlink:href="../sound/s_T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0"><text:span text:style-name="T18"><text:s/></text:span></text:p>
              <text:p text:style-name="P10"><text:span text:style-name="T18">Third-Party Libraries: </text:span></text:p>
              <text:p text:style-name="P10"><text:span text:style-name="T18"/></text:p>
              <text:p text:style-name="P10"><text:span text:style-name="T18">Libraries like Laravel Collections or Symfony Forms may reduce the need for custom Builder patterns.</text:span></text:p>
              <text:p text:style-name="P10"><text:span text:style-name="T18"/></text:p>
            </draw:text-box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9">S.W.O.</text:span><text:span text:style-name="T8">T</text:span><text:span text:style-name="T9">.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9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13">T Threats</text:span></text:p>
                <text:p><text:span text:style-name="T14"/></text:p>
                <text:list>
                  <text:list-item>
                    <text:p><text:span text:style-name="T16">Misuse in Simple Scenarios</text:span></text:p>
                  </text:list-item>
                  <text:list-item>
                    <text:p><text:span text:style-name="T16">Third-Party Libraries</text:span></text:p>
                  </text:list-item>
                  <text:list-item>
                    <text:p><text:span text:style-name="T16">Performance Overhead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name="Media object 17" draw:style-name="gr2" draw:layer="layout" svg:width="0.254cm" svg:height="0.254cm" svg:x="0.254cm" svg:y="0.254cm">
          <draw:plugin xlink:href="../sound/s_T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Performance Overhead: </text:span></text:p>
              <text:p text:style-name="P3"><text:span text:style-name="T5"/></text:p>
              <text:p text:style-name="P3"><text:span text:style-name="T5">Retaining intermediate states could slow object creation in high-load PHP systems.</text:span></text:p>
            </draw:text-box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8">S</text:span><text:span text:style-name="T9">.</text:span><text:span text:style-name="T8">W.O.T.</text:span><text:span text:style-name="T9"> </text:span><text:span text:style-name="T10">Analysis of the Builder Design Pattern in PHP</text:span><text:span text:style-name="T11"> </text:span><text:span text:style-name="T12"><text:s/></text:span></text:p>
          </draw:text-box>
        </draw:frame>
        <draw:frame presentation:style-name="pr3" draw:text-style-name="P7" draw:layer="layout" svg:width="25.191cm" svg:height="9.133cm" svg:x="1.399cm" svg:y="3.684cm" presentation:class="outline">
          <draw:text-box>
            <text:list text:style-name="L3">
              <text:list-item>
                <text:p text:style-name="P11"><text:span text:style-name="T19">S: Strengths</text:span></text:p>
              </text:list-item>
              <text:list-item>
                <text:p text:style-name="P11"><text:span text:style-name="T19">W: Weaknesses</text:span></text:p>
              </text:list-item>
              <text:list-item>
                <text:p text:style-name="P11"><text:span text:style-name="T19">O: Opportunities</text:span></text:p>
              </text:list-item>
              <text:list-item>
                <text:p text:style-name="P11"><text:span text:style-name="T19">T: Threats</text:span></text:p>
                <text:p><text:span text:style-name="T14"/></text:p>
                <text:list>
                  <text:list-header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 text:style-name="P10"><text:span text:style-name="T20">This analysis highlights both practical and educational aspects of the Builder pattern in C#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3E8000002330F6BF95A.png" xlink:type="simple" xlink:show="embed" xlink:actuate="onLoad"/>
    <draw:fill-image draw:name="background" xlink:href="Pictures/10000000000003E8000002330F6BF9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5-08T11:26:24.147936351</dc:date>
    <meta:editing-duration>PT9H55M36S</meta:editing-duration>
    <meta:editing-cycles>51</meta:editing-cycles>
    <meta:document-statistic meta:object-count="112"/>
  </office:meta>
</office:document-meta>
</file>